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B00000112B0A204B5624056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us" svg:font-family="Opus" style:font-pitch="variable" style:font-charset="x-symbol"/>
    <style:font-face style:name="Opus Std" svg:font-family="'Opus Std'" style:font-family-generic="modern" style:font-pitch="variable" style:font-charset="x-symbol"/>
    <style:font-face style:name="Reprise" svg:font-family="Reprise" style:font-family-generic="roman" style:font-pitch="variable" style:font-charset="x-symbol"/>
    <style:font-face style:name="Opus Text" svg:font-family="'Opus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16cm" fo:min-width="0.066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text-properties style:font-name="Opus Text"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style:font-name="Opus Text" fo:font-size="10pt" style:font-size-asian="10pt" style:font-size-complex="10pt"/>
    </style:style>
    <style:style style:name="T1" style:family="text">
      <style:text-properties style:font-name="Opus Tex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21cm" svg:height="7.249cm" svg:x="2.479cm" svg:y="2.2cm">
          <draw:image xlink:href="Pictures/10000000000001BB00000112B0A204B5624056DD.png" xlink:type="simple" xlink:show="embed" xlink:actuate="onLoad" loext:mime-type="image/png">
            <text:p/>
          </draw:image>
        </draw:frame>
        <draw:custom-shape draw:style-name="gr2" draw:text-style-name="P3" draw:layer="layout" svg:width="0.6cm" svg:height="0.5cm" svg:x="12.2cm" svg:y="8.6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us" svg:font-family="Opus" style:font-pitch="variable" style:font-charset="x-symbol"/>
    <style:font-face style:name="Opus Std" svg:font-family="'Opus Std'" style:font-family-generic="modern" style:font-pitch="variable" style:font-charset="x-symbol"/>
    <style:font-face style:name="Reprise" svg:font-family="Reprise" style:font-family-generic="roman" style:font-pitch="variable" style:font-charset="x-symbol"/>
    <style:font-face style:name="Opus Text" svg:font-family="'Opus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24T12:41:38.231000000</meta:creation-date>
    <dc:date>2019-12-27T17:33:04.962000000</dc:date>
    <meta:editing-duration>P3DT4H30M2S</meta:editing-duration>
    <meta:editing-cycles>2</meta:editing-cycles>
    <meta:generator>LibreOffice/6.3.1.2$Windows_X86_64 LibreOffice_project/b79626edf0065ac373bd1df5c28bd630b4424273</meta:generator>
    <meta:document-statistic meta:object-count="2"/>
  </office:meta>
</office:document-meta>
</file>